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___&quot;" style:apply-style-name="HERBE" style:base-cell-address="cours.A1"/>
    </style:style>
    <style:style style:name="ce3" style:family="table-cell" style:parent-style-name="Default">
      <style:map style:condition="cell-content()=&quot;___&quot;" style:apply-style-name="HERBE" style:base-cell-address="cours.A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urs" table:style-name="ta1">
        <table:table-column table:style-name="co1" table:default-cell-style-name="ce2"/>
        <table:table-column table:style-name="co1" table:number-columns-repeated="17" table:default-cell-style-name="ce3"/>
        <table:table-column table:style-name="co1" table:default-cell-style-name="ce2"/>
        <table:table-column table:style-name="co1" table:number-columns-repeated="19" table:default-cell-style-name="ce3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_0_</text:p>
          </table:table-cell>
          <table:table-cell table:number-columns-repeated="17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4" table:style-name="ce2" office:value-type="string" calcext:value-type="string">
            <text:p>_0_</text:p>
          </table:table-cell>
          <table:table-cell table:number-columns-repeated="8" office:value-type="string" calcext:value-type="string">
            <text:p>ooo</text:p>
          </table:table-cell>
          <table:table-cell table:number-columns-repeated="5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11" office:value-type="string" calcext:value-type="string">
            <text:p>ooo</text:p>
          </table:table-cell>
          <table:table-cell table:number-columns-repeated="4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style-name="ce2" office:value-type="string" calcext:value-type="string">
            <text:p>_0_</text:p>
          </table:table-cell>
          <table:table-cell table:number-columns-repeated="13" office:value-type="string" calcext:value-type="string">
            <text:p>ooo</text:p>
          </table:table-cell>
          <table:table-cell table:number-columns-repeated="3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style-name="ce2" office:value-type="string" calcext:value-type="string">
            <text:p>_0_</text:p>
          </table:table-cell>
          <table:table-cell table:number-columns-repeated="14" office:value-type="string" calcext:value-type="string">
            <text:p>ooo</text:p>
          </table:table-cell>
          <table:table-cell table:number-columns-repeated="2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16" office:value-type="string" calcext:value-type="string">
            <text:p>ooo</text:p>
          </table:table-cell>
          <table:table-cell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16" office:value-type="string" calcext:value-type="string">
            <text:p>ooo</text:p>
          </table:table-cell>
          <table:table-cell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style-name="ce2" office:value-type="string" calcext:value-type="string">
            <text:p>_0_</text:p>
          </table:table-cell>
          <table:table-cell table:number-columns-repeated="16" office:value-type="string" calcext:value-type="string">
            <text:p>ooo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style-name="ce2" office:value-type="string" calcext:value-type="string">
            <text:p>_0_</text:p>
          </table:table-cell>
          <table:table-cell table:number-columns-repeated="16" office:value-type="string" calcext:value-type="string">
            <text:p>ooo</text:p>
          </table:table-cell>
          <table:table-cell table:style-name="ce3" office:value-type="string" calcext:value-type="string">
            <text:p>ooo</text:p>
          </table:table-cell>
          <table:table-cell table:number-columns-repeated="9" office:value-type="string" calcext:value-type="string">
            <text:p>oo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17" office:value-type="string" calcext:value-type="string">
            <text:p>ooo</text:p>
          </table:table-cell>
          <table:table-cell table:style-name="ce3" office:value-type="string" calcext:value-type="string">
            <text:p>ooo</text:p>
          </table:table-cell>
          <table:table-cell table:number-columns-repeated="9" office:value-type="string" calcext:value-type="string">
            <text:p>oo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17" office:value-type="string" calcext:value-type="string">
            <text:p>ooo</text:p>
          </table:table-cell>
          <table:table-cell table:style-name="ce3" office:value-type="string" calcext:value-type="string">
            <text:p>ooo</text:p>
          </table:table-cell>
          <table:table-cell table:number-columns-repeated="9" office:value-type="string" calcext:value-type="string">
            <text:p>oo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17" office:value-type="string" calcext:value-type="string">
            <text:p>ooo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16" office:value-type="string" calcext:value-type="string">
            <text:p>ooo</text:p>
          </table:table-cell>
          <table:table-cell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16" office:value-type="string" calcext:value-type="string">
            <text:p>ooo</text:p>
          </table:table-cell>
          <table:table-cell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style-name="ce2" office:value-type="string" calcext:value-type="string">
            <text:p>_0_</text:p>
          </table:table-cell>
          <table:table-cell table:number-columns-repeated="15" office:value-type="string" calcext:value-type="string">
            <text:p>ooo</text:p>
          </table:table-cell>
          <table:table-cell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style-name="ce2" office:value-type="string" calcext:value-type="string">
            <text:p>_0_</text:p>
          </table:table-cell>
          <table:table-cell table:number-columns-repeated="14" office:value-type="string" calcext:value-type="string">
            <text:p>ooo</text:p>
          </table:table-cell>
          <table:table-cell table:number-columns-repeated="2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style-name="ce2" office:value-type="string" calcext:value-type="string">
            <text:p>_0_</text:p>
          </table:table-cell>
          <table:table-cell table:number-columns-repeated="13" office:value-type="string" calcext:value-type="string">
            <text:p>ooo</text:p>
          </table:table-cell>
          <table:table-cell table:number-columns-repeated="3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12" office:value-type="string" calcext:value-type="string">
            <text:p>ooo</text:p>
          </table:table-cell>
          <table:table-cell table:number-columns-repeated="3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3" table:style-name="ce2" office:value-type="string" calcext:value-type="string">
            <text:p>_0_</text:p>
          </table:table-cell>
          <table:table-cell table:number-columns-repeated="10" office:value-type="string" calcext:value-type="string">
            <text:p>ooo</text:p>
          </table:table-cell>
          <table:table-cell table:number-columns-repeated="4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4" table:style-name="ce2" office:value-type="string" calcext:value-type="string">
            <text:p>_0_</text:p>
          </table:table-cell>
          <table:table-cell table:number-columns-repeated="8" office:value-type="string" calcext:value-type="string">
            <text:p>ooo</text:p>
          </table:table-cell>
          <table:table-cell table:number-columns-repeated="5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6" table:style-name="ce2" office:value-type="string" calcext:value-type="string">
            <text:p>_0_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6" table:style-name="ce2" office:value-type="string" calcext:value-type="string">
            <text:p>_0_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6" table:style-name="ce2" office:value-type="string" calcext:value-type="string">
            <text:p>_0_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6" table:style-name="ce2" office:value-type="string" calcext:value-type="string">
            <text:p>_0_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6" table:style-name="ce2" office:value-type="string" calcext:value-type="string">
            <text:p>_0_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6" table:style-name="ce2" office:value-type="string" calcext:value-type="string">
            <text:p>_0_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6" table:style-name="ce2" office:value-type="string" calcext:value-type="string">
            <text:p>_0_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2" table:style-name="ce2" office:value-type="string" calcext:value-type="string">
            <text:p>_0_</text:p>
          </table:table-cell>
          <table:table-cell table:number-columns-repeated="7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6" table:style-name="ce2" office:value-type="string" calcext:value-type="string">
            <text:p>_0_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style-name="ce2" office:value-type="string" calcext:value-type="string">
            <text:p>_0_</text:p>
          </table:table-cell>
          <table:table-cell table:number-columns-repeated="8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6" table:style-name="ce2" office:value-type="string" calcext:value-type="string">
            <text:p>_0_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style-name="ce2" office:value-type="string" calcext:value-type="string">
            <text:p>_0_</text:p>
          </table:table-cell>
          <table:table-cell table:number-columns-repeated="8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6" table:style-name="ce2" office:value-type="string" calcext:value-type="string">
            <text:p>_0_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table:style-name="ce2" office:value-type="string" calcext:value-type="string">
            <text:p>_0_</text:p>
          </table:table-cell>
          <table:table-cell office:value-type="string" calcext:value-type="string">
            <text:p>_0_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6" table:style-name="ce2" office:value-type="string" calcext:value-type="string">
            <text:p>_0_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table:style-name="ce2" office:value-type="string" calcext:value-type="string">
            <text:p>_0_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_0_</text:p>
          </table:table-cell>
          <table:table-cell table:number-columns-repeated="6" table:style-name="ce2" office:value-type="string" calcext:value-type="string">
            <text:p>_0_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6" table:style-name="ce2" office:value-type="string" calcext:value-type="string">
            <text:p>_0_</text:p>
          </table:table-cell>
          <table:table-cell table:number-columns-repeated="2" office:value-type="string" calcext:value-type="string">
            <text:p>HHH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HHH</text:p>
          </table:table-cell>
          <table:table-cell table:number-columns-repeated="6"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office:value-type="string" calcext:value-type="string">
            <text:p>HHH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HHH</text:p>
          </table:table-cell>
          <table:table-cell table:number-columns-repeated="6"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office:value-type="string" calcext:value-type="string">
            <text:p>HHH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HHH</text:p>
          </table:table-cell>
          <table:table-cell table:number-columns-repeated="6"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office:value-type="string" calcext:value-type="string">
            <text:p>HHH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HHH</text:p>
          </table:table-cell>
          <table:table-cell table:number-columns-repeated="6"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office:value-type="string" calcext:value-type="string">
            <text:p>HHH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HHH</text:p>
          </table:table-cell>
          <table:table-cell table:number-columns-repeated="6"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office:value-type="string" calcext:value-type="string">
            <text:p>HHH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HHH</text:p>
          </table:table-cell>
          <table:table-cell table:number-columns-repeated="6"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office:value-type="string" calcext:value-type="string">
            <text:p>HHH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HHH</text:p>
          </table:table-cell>
          <table:table-cell table:number-columns-repeated="6"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office:value-type="string" calcext:value-type="string">
            <text:p>HHH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HHH</text:p>
          </table:table-cell>
          <table:table-cell table:number-columns-repeated="6"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office:value-type="string" calcext:value-type="string">
            <text:p>HHH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HHH</text:p>
          </table:table-cell>
          <table:table-cell table:number-columns-repeated="5" office:value-type="string" calcext:value-type="string">
            <text:p>HHH</text:p>
          </table:table-cell>
          <table:table-cell office:value-type="string" calcext:value-type="string">
            <text:p>EEE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office:value-type="string" calcext:value-type="string">
            <text:p>HHH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HHH</text:p>
          </table:table-cell>
          <table:table-cell table:number-columns-repeated="6"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office:value-type="string" calcext:value-type="string">
            <text:p>HHH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HHH</text:p>
          </table:table-cell>
          <table:table-cell table:number-columns-repeated="6"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office:value-type="string" calcext:value-type="string">
            <text:p>HHH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13"/>
          <table:table-cell table:style-name="ce4"/>
          <table:table-cell table:number-columns-repeated="22"/>
        </table:table-row>
        <table:table-row table:style-name="ro1">
          <table:table-cell table:style-name="ce3" office:value-type="string" calcext:value-type="string">
            <text:p>HHH</text:p>
          </table:table-cell>
          <table:table-cell table:number-columns-repeated="6" office:value-type="string" calcext:value-type="string">
            <text:p>HHH</text:p>
          </table:table-cell>
          <table:table-cell table:number-columns-repeated="3" office:value-type="string" calcext:value-type="string">
            <text:p>ooo</text:p>
          </table:table-cell>
          <table:table-cell table:number-columns-repeated="8" office:value-type="string" calcext:value-type="string">
            <text:p>HHH</text:p>
          </table:table-cell>
          <table:table-cell table:style-name="ce3" office:value-type="string" calcext:value-type="string">
            <text:p>HHH</text:p>
          </table:table-cell>
          <table:table-cell table:number-columns-repeated="9" office:value-type="string" calcext:value-type="string">
            <text:p>HHH</text:p>
          </table:table-cell>
          <table:table-cell table:number-columns-repeated="36"/>
        </table:table-row>
        <table:table-row table:style-name="ro1" table:number-rows-repeated="8">
          <table:table-cell table:style-name="ce3"/>
          <table:table-cell table:number-columns-repeated="17"/>
          <table:table-cell table:style-name="ce3"/>
          <table:table-cell table:number-columns-repeated="45"/>
        </table:table-row>
        <table:table-row table:style-name="ro1">
          <table:table-cell table:style-name="ce3"/>
          <table:table-cell table:number-columns-repeated="17"/>
          <table:table-cell table:style-name="ce3"/>
          <table:table-cell table:number-columns-repeated="45"/>
        </table:table-row>
        <calcext:conditional-formats>
          <calcext:conditional-format calcext:target-range-address="cours.A1:cours.AL53">
            <calcext:condition calcext:apply-style-name="HERBE" calcext:value="=&quot;___&quot;" calcext:base-cell-address="cours.A1"/>
          </calcext:conditional-format>
          <calcext:conditional-format calcext:target-range-address="cours.A1:cours.AL53">
            <calcext:condition calcext:apply-style-name="PAVETS" calcext:value="=&quot;xxx&quot;" calcext:base-cell-address="cours.A1"/>
          </calcext:conditional-format>
          <calcext:conditional-format calcext:target-range-address="cours.A1:cours.AL53">
            <calcext:condition calcext:apply-style-name="BUISSON" calcext:value="=&quot;D83&quot;" calcext:base-cell-address="cours.A1"/>
          </calcext:conditional-format>
          <calcext:conditional-format calcext:target-range-address="cours.A1:cours.AL53">
            <calcext:condition calcext:apply-style-name="FLEURES" calcext:value="=&quot;_8_&quot;" calcext:base-cell-address="cours.A1"/>
          </calcext:conditional-format>
          <calcext:conditional-format calcext:target-range-address="cours.A1:cours.AL53">
            <calcext:condition calcext:apply-style-name="BARRIERE" calcext:value="=&quot;HHH&quot;" calcext:base-cell-address="cours.A1"/>
            <calcext:condition calcext:apply-style-name="BARRIERE" calcext:value="=&quot;EEE&quot;" calcext:base-cell-address="cours.A1"/>
          </calcext:conditional-format>
          <calcext:conditional-format calcext:target-range-address="cours.A1:cours.AL53">
            <calcext:condition calcext:apply-style-name="ROUTE" calcext:value="=&quot;ooo&quot;" calcext:base-cell-address="cours.A1"/>
          </calcext:conditional-format>
          <calcext:conditional-format calcext:target-range-address="cours.A1:cours.AL53">
            <calcext:condition calcext:apply-style-name="TROU" calcext:value="=&quot;_0_&quot;" calcext:base-cell-address="cour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RBE" style:family="table-cell" style:parent-style-name="Default">
      <style:table-cell-properties fo:background-color="#5eb91e"/>
    </style:style>
    <style:style style:name="PAVETS" style:family="table-cell" style:parent-style-name="Default">
      <style:table-cell-properties fo:background-color="#ffe994"/>
    </style:style>
    <style:style style:name="BUISSON" style:family="table-cell" style:parent-style-name="Default">
      <style:table-cell-properties fo:background-color="#395511"/>
    </style:style>
    <style:style style:name="FLEURES" style:family="table-cell" style:parent-style-name="Default">
      <style:table-cell-properties fo:background-color="#ffa6a6"/>
    </style:style>
    <style:style style:name="BARRIERE" style:family="table-cell" style:parent-style-name="Default">
      <style:table-cell-properties fo:background-color="#8d281e"/>
    </style:style>
    <style:style style:name="ROUTE" style:family="table-cell" style:parent-style-name="Default">
      <style:table-cell-properties fo:background-color="#cccccc"/>
    </style:style>
    <style:style style:name="TROU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8T23:30:47.457685380</dc:date>
    <meta:editing-duration>PT30M15S</meta:editing-duration>
    <meta:editing-cycles>7</meta:editing-cycles>
    <meta:generator>LibreOffice/7.3.7.2$Linux_X86_64 LibreOffice_project/30$Build-2</meta:generator>
    <meta:document-statistic meta:table-count="1" meta:cell-count="1232" meta:object-count="0"/>
  </office:meta>
</office:document-meta>
</file>